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81cm" svg:x="10.144cm" svg:y="3.159cm">
          <text:p text:style-name="P1">BB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1cm" svg:height="3.81cm" svg:x="16.748cm" svg:y="7.223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3.81cm" svg:x="15.605cm" svg:y="17.51cm">
          <text:p text:style-name="P1">DIOB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048cm" svg:height="3.048cm" svg:x="3.54cm" svg:y="14.081cm">
          <text:p text:style-name="P1">MID4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3.048cm" svg:x="16.494cm" svg:y="2.397cm">
          <text:p text:style-name="P1">DS32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81cm" svg:height="3.81cm" svg:x="7.35cm" svg:y="10.144cm">
          <text:p text:style-name="P1">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255cm" svg:y1="10.144cm" svg:x2="12.049cm" svg:y2="6.969cm" draw:start-shape="id1" draw:end-shape="id2" draw:end-glue-point="2" svg:d="M9255 10144v-1587h2794v-1588" svg:viewBox="0 0 2795 3176">
          <text:p/>
        </draw:connector>
        <draw:connector draw:style-name="gr3" draw:text-style-name="P1" draw:layer="layout" svg:x1="9.255cm" svg:y1="13.954cm" svg:x2="15.605cm" svg:y2="19.415cm" draw:start-shape="id1" draw:start-glue-point="2" draw:end-shape="id3" draw:end-glue-point="3" svg:d="M9255 13954v5461h6350" svg:viewBox="0 0 6351 5462">
          <text:p/>
        </draw:connector>
        <draw:connector draw:style-name="gr3" draw:text-style-name="P1" draw:layer="layout" svg:x1="11.16cm" svg:y1="12.049cm" svg:x2="18.653cm" svg:y2="11.033cm" draw:start-shape="id1" draw:start-glue-point="1" draw:end-shape="id4" draw:end-glue-point="2" svg:d="M11160 12049h7493v-1016" svg:viewBox="0 0 7494 1017">
          <text:p/>
        </draw:connector>
        <draw:connector draw:style-name="gr3" draw:text-style-name="P1" draw:layer="layout" svg:x1="0.962cm" svg:y1="15.482cm" svg:x2="3.54cm" svg:y2="15.605cm" draw:end-shape="id5" draw:end-glue-point="6" svg:d="M962 15482h1039v123h1539" svg:viewBox="0 0 2579 124">
          <text:p/>
        </draw:connector>
        <draw:connector draw:style-name="gr3" draw:text-style-name="P1" draw:layer="layout" svg:x1="6.142cm" svg:y1="16.683cm" svg:x2="16.748cm" svg:y2="9.128cm" draw:start-shape="id5" draw:start-glue-point="9" draw:end-shape="id4" svg:d="M6142 16683h5527v-7555h5079" svg:viewBox="0 0 10607 7556">
          <text:p/>
        </draw:connector>
        <draw:connector draw:style-name="gr3" draw:text-style-name="P1" draw:layer="layout" svg:x1="18.653cm" svg:y1="11.033cm" svg:x2="17.51cm" svg:y2="17.51cm" draw:start-shape="id4" draw:end-shape="id3" svg:d="M18653 11033v3239h-1143v3238" svg:viewBox="0 0 1144 6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1-21T11:48:29.570003180</meta:creation-date>
    <dc:date>2014-11-22T16:45:47.327009094</dc:date>
    <dc:creator>Mark Mara</dc:creator>
    <meta:editing-duration>PT25M10S</meta:editing-duration>
    <meta:editing-cycles>2</meta:editing-cycles>
    <meta:generator>LibreOffice/4.2.7.2$Linux_X86_64 LibreOffice_project/420m0$Build-2</meta:generator>
    <meta:document-statistic meta:object-count="12"/>
  </office:meta>
</office:document-meta>
</file>